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a42" officeooo:paragraph-rsid="00055a42"/>
    </style:style>
    <style:style style:name="P2" style:family="paragraph" style:parent-style-name="Standard">
      <style:text-properties officeooo:rsid="0009d03f" officeooo:paragraph-rsid="0009d03f"/>
    </style:style>
    <style:style style:name="P3" style:family="paragraph" style:parent-style-name="Standard">
      <style:text-properties officeooo:rsid="000cf1f6" officeooo:paragraph-rsid="000cf1f6"/>
    </style:style>
    <style:style style:name="P4" style:family="paragraph" style:parent-style-name="Standard">
      <style:text-properties officeooo:rsid="001b7c6c" officeooo:paragraph-rsid="001b7c6c"/>
    </style:style>
    <style:style style:name="P5" style:family="paragraph" style:parent-style-name="Standard">
      <style:text-properties style:text-underline-style="solid" style:text-underline-width="auto" style:text-underline-color="font-color" officeooo:rsid="00260ba3" officeooo:paragraph-rsid="00260ba3"/>
    </style:style>
    <style:style style:name="P6" style:family="paragraph" style:parent-style-name="Standard">
      <style:text-properties officeooo:rsid="002ba252" officeooo:paragraph-rsid="002ba252"/>
    </style:style>
    <style:style style:name="P7" style:family="paragraph" style:parent-style-name="Standard">
      <style:text-properties officeooo:rsid="00304780" officeooo:paragraph-rsid="00304780"/>
    </style:style>
    <style:style style:name="P8" style:family="paragraph" style:parent-style-name="Standard">
      <style:text-properties officeooo:rsid="0031e5ea" officeooo:paragraph-rsid="0031e5ea"/>
    </style:style>
    <style:style style:name="P9" style:family="paragraph" style:parent-style-name="Standard">
      <style:text-properties officeooo:rsid="00353a13" officeooo:paragraph-rsid="00353a13"/>
    </style:style>
    <style:style style:name="T1" style:family="text">
      <style:text-properties officeooo:rsid="000cf3ca"/>
    </style:style>
    <style:style style:name="T2" style:family="text">
      <style:text-properties officeooo:rsid="000e498e"/>
    </style:style>
    <style:style style:name="T3" style:family="text">
      <style:text-properties officeooo:rsid="000f48f7"/>
    </style:style>
    <style:style style:name="T4" style:family="text">
      <style:text-properties officeooo:rsid="00102492"/>
    </style:style>
    <style:style style:name="T5" style:family="text">
      <style:text-properties officeooo:rsid="001037e7"/>
    </style:style>
    <style:style style:name="T6" style:family="text">
      <style:text-properties officeooo:rsid="00126d61"/>
    </style:style>
    <style:style style:name="T7" style:family="text">
      <style:text-properties officeooo:rsid="001d3333"/>
    </style:style>
    <style:style style:name="T8" style:family="text">
      <style:text-properties officeooo:rsid="002c127b"/>
    </style:style>
    <style:style style:name="T9" style:family="text">
      <style:text-properties officeooo:rsid="003209c3"/>
    </style:style>
    <style:style style:name="T10" style:family="text">
      <style:text-properties officeooo:rsid="0036afca"/>
    </style:style>
    <style:style style:name="T11" style:family="text">
      <style:text-properties officeooo:rsid="00371b0c"/>
    </style:style>
    <style:style style:name="T12" style:family="text">
      <style:text-properties officeooo:rsid="0037951e"/>
    </style:style>
    <style:style style:name="T13" style:family="text">
      <style:text-properties officeooo:rsid="0038aa8e"/>
    </style:style>
    <style:style style:name="T14" style:family="text">
      <style:text-properties officeooo:rsid="003a1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e how pro’s keep track of changes</text:p>
      <text:p text:style-name="P2"/>
      <text:p text:style-name="P3">Feature-creep note: <text:span text:style-name="T1">I am making this do basic decoding and encoding, </text:span><text:span text:style-name="T2">this isn’t a miracle program or covering even half of the encryption methods out there. </text:span><text:span text:style-name="T3">I’m making this to </text:span><text:span text:style-name="T4">consolidate my knowledge </text:span><text:span text:style-name="T5">and show off a cool little thing</text:span></text:p>
      <text:p text:style-name="P3"/>
      <text:p text:style-name="P3"><text:a xlink:type="simple" xlink:href="https://cryptograms.puzzlebaron.com/play.php" text:style-name="Internet_20_link" text:visited-style-name="Visited_20_Internet_20_Link">https://cryptograms.puzzlebaron.com/play.php</text:a></text:p>
      <text:p text:style-name="P6">[for practice <text:span text:style-name="T8">solving</text:span>]</text:p>
      <text:p text:style-name="P3"/>
      <text:p text:style-name="P9">going by these sites, <text:span text:style-name="T10">find words by comparing </text:span><text:span text:style-name="T11">2 letter words, then 3 letter, </text:span><text:span text:style-name="T12">then the rest is </text:span><text:span text:style-name="T14">filling the blanks and some pattern recognition</text:span></text:p>
      <text:p text:style-name="P3"/>
      <text:p text:style-name="P3"/>
      <text:p text:style-name="P3"><text:a xlink:type="simple" xlink:href="https://www.gameslearningsociety.org/how-to-solve-cipher-puzzles/" text:style-name="Internet_20_link" text:visited-style-name="Visited_20_Internet_20_Link">https://www.gameslearningsociety.org/how-to-solve-cipher-puzzles/</text:a></text:p>
      <text:p text:style-name="P7">one letter words, <text:span text:style-name="T9">I or A</text:span></text:p>
      <text:p text:style-name="P8">compare 2/3 letter words</text:p>
      <text:p text:style-name="P8"/>
      <text:p text:style-name="P8">“Contractions make easy substitutions as well. If you see a repeated contraction, the letter being contracted is likely an "s," although, it could also be "d" or "m." Two letter contractions could be "re," "ll," or "ve."”<text:line-break/></text:p>
      <text:p text:style-name="P8"/>
      <text:p text:style-name="P3"/>
      <text:p text:style-name="P3"/>
      <text:p text:style-name="P3"><text:a xlink:type="simple" xlink:href="https://www.instructables.com/How-to-Solve-Simple-Substitution-Ciphers/" text:style-name="Internet_20_link" text:visited-style-name="Visited_20_Internet_20_Link">https://www.instructables.com/How-to-Solve-Simple-Substitution-Ciphers/</text:a></text:p>
      <text:p text:style-name="P3">Frequency analysis: <text:s/>“(E, T, A, O, I, etc.)”*</text:p>
      <text:p text:style-name="P3">Pattern Recognition “such as repeated letters or sequences of letters.”</text:p>
      <text:p text:style-name="P3"/>
      <text:p text:style-name="P3"/>
      <text:p text:style-name="P5">advanced</text:p>
      <text:p text:style-name="P3">Kasiski Examination: finding repeated patterns in ciphertext, using them to identify the key or pattern used to create the cipher.</text:p>
      <text:p text:style-name="P3"/>
      <text:p text:style-name="P3">Friedman Test: analyzing the ciphertext for patterns and using statistical methods to identify the key or pattern.</text:p>
      <text:p text:style-name="P3"/>
      <text:p text:style-name="P3">Ciphertext-only Attack with Frequency Analysis: Combine frequency analysis with ciphertext-only attack to identify patterns and weaknesses in the cipher.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1"/>
      <text:p text:style-name="P4">*oh yeah, ETAOIN SHRDLU, <text:span text:style-name="T7">the old type-writer thing</text:span></text:p>
      <text:p text:style-name="P4"/>
      <text:p text:style-name="P4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5-07-05T22:11:54.545000000</dc:date>
    <meta:editing-duration>PT11M31S</meta:editing-duration>
    <meta:editing-cycles>51</meta:editing-cycles>
    <meta:document-statistic meta:table-count="0" meta:image-count="0" meta:object-count="0" meta:page-count="2" meta:paragraph-count="17" meta:word-count="208" meta:character-count="1452" meta:non-whitespace-character-count="1259"/>
  </office:meta>
</office:document-meta>
</file>